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87">
      <style:table-cell-properties fo:wrap-option="wrap"/>
    </style:style>
    <style:style style:name="ce8" style:family="table-cell" style:parent-style-name="Default">
      <style:text-properties fo:color="#7e0021"/>
    </style:style>
    <style:style style:name="ce9" style:family="table-cell" style:parent-style-name="Default" style:data-style-name="N186">
      <style:table-cell-properties fo:wrap-option="wrap"/>
      <style:text-properties fo:font-style="italic" style:font-style-asian="italic" style:font-style-complex="italic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wrap-option="wrap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186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 style:data-style-name="N186">
      <style:table-cell-properties fo:wrap-option="wrap"/>
      <style:text-properties fo:color="#7e0021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  <style:text-properties fo:color="#7e0021"/>
    </style:style>
    <style:style style:name="ce20" style:family="table-cell" style:parent-style-name="Default" style:data-style-name="N187">
      <style:table-cell-properties fo:wrap-option="wrap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187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owermap" table:style-name="ta1">
        <table:shapes>
          <draw:frame draw:z-index="0" draw:style-name="gr1" svg:width="19.288cm" svg:height="12.37cm" svg:x="14.328cm" svg:y="0.333cm">
            <draw:object draw:notify-on-update-of-ranges="Powermap.A21:Powermap.A21 Powermap.D23:Powermap.D31 Powermap.B23:Powermap.B31 Powermap.B10:Powermap.B10 Powermap.B11:Powermap.B19 Powermap.A9:Powermap.A9 Powermap.D11:Powermap.D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10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number-columns-repeated="9" table:default-cell-style-name="ce1"/>
        <table:table-row table:style-name="ro1">
          <table:table-cell table:style-name="ce1"/>
          <table:table-cell table:style-name="ce5" office:value-type="string">
            <text:p>Speed max</text:p>
          </table:table-cell>
          <table:table-cell table:style-name="ce5" office:value-type="string">
            <text:p>Torque max</text:p>
          </table:table-cell>
          <table:table-cell table:style-name="ce5" office:value-type="string">
            <text:p>Power max</text:p>
          </table:table-cell>
          <table:table-cell table:style-name="ce1" table:number-columns-repeated="2"/>
          <table:table-cell table:number-columns-repeated="9"/>
        </table:table-row>
        <table:table-row table:style-name="ro2">
          <table:table-cell table:style-name="ce2" office:value-type="string">
            <text:p>Params</text:p>
          </table:table-cell>
          <table:table-cell table:style-name="ce6" office:value-type="float" office:value="80">
            <text:p>80,0</text:p>
          </table:table-cell>
          <table:table-cell table:style-name="ce14" office:value-type="percentage" office:value="0.78">
            <text:p>78%</text:p>
          </table:table-cell>
          <table:table-cell table:style-name="ce14" office:value-type="percentage" office:value="1">
            <text:p>100%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7" office:value-type="float" office:value="80">
            <text:p>80,0</text:p>
          </table:table-cell>
          <table:table-cell table:style-name="Default" table:number-columns-repeated="2"/>
          <table:table-cell table:style-name="ce1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formula="of:=[.B2]/[.B3]*7250" office:value-type="float" office:value="7250">
            <text:p>7250</text:p>
          </table:table-cell>
          <table:table-cell table:style-name="ce15" table:formula="of:=IF([.C2]=0.78;55;[.C5]*[.C2])" office:value-type="float" office:value="55">
            <text:p>55,000</text:p>
          </table:table-cell>
          <table:table-cell table:style-name="ce18" table:formula="of:=[.D5]*[.D2]" office:value-type="float" office:value="13000">
            <text:p>1300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8" office:value-type="float" office:value="10000">
            <text:p>10000</text:p>
          </table:table-cell>
          <table:table-cell table:style-name="ce16" office:value-type="float" office:value="70.125">
            <text:p>70,125</text:p>
          </table:table-cell>
          <table:table-cell table:style-name="ce19" office:value-type="float" office:value="13000">
            <text:p>13000</text:p>
          </table:table-cell>
          <table:table-cell table:style-name="Default" table:number-columns-repeated="2"/>
          <table:table-cell table:style-name="ce4"/>
          <table:table-cell table:number-columns-repeated="8"/>
        </table:table-row>
        <table:table-row table:style-name="ro2"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9" table:formula="of:=30/PI()" office:value-type="float" office:value="9.54929658551372">
            <text:p>9,549</text:p>
          </table:table-cell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1"/>
          <table:table-cell table:number-columns-repeated="9"/>
        </table:table-row>
        <table:table-row table:style-name="ro2">
          <table:table-cell table:style-name="ce3" table:formula="of:=&quot;SPEED &quot;&amp;INT([.B2])&amp;&quot; TORQUE &quot;&amp;INT([.C2]*100)&amp;&quot; &quot;&amp;INT([.D2]*100)" office:value-type="string" office:string-value="SPEED 80 TORQUE 78 100">
            <text:p>SPEED 80 TORQUE 78 100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5" office:value-type="string">
            <text:p>RPM</text:p>
          </table:table-cell>
          <table:table-cell table:style-name="ce17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11]/7250*80" office:value-type="float" office:value="0">
            <text:p>0</text:p>
          </table:table-cell>
          <table:table-cell table:formula="of:=[.C4]" office:value-type="float" office:value="55">
            <text:p>55,0</text:p>
          </table:table-cell>
          <table:table-cell table:style-name="ce1" office:value-type="float" office:value="0">
            <text:p>0</text:p>
          </table:table-cell>
          <table:table-cell table:formula="of:=[.D11]*16" office:value-type="float" office:value="880">
            <text:p>880,0</text:p>
          </table:table-cell>
          <table:table-cell table:number-columns-repeated="9"/>
        </table:table-row>
        <table:table-row table:style-name="ro1">
          <table:table-cell table:style-name="ce4" table:formula="of:=[.B19]-[.B12]" office:value-type="float" office:value="4993">
            <text:p>4993</text:p>
          </table:table-cell>
          <table:table-cell table:style-name="ce10" table:formula="of:=INT([.E12]/[.D12]*[.$B$7])" office:value-type="float" office:value="2257">
            <text:p>2257</text:p>
          </table:table-cell>
          <table:table-cell table:formula="of:=[.B12]/7250*80" office:value-type="float" office:value="24.9048275862069">
            <text:p>25</text:p>
          </table:table-cell>
          <table:table-cell table:style-name="ce21" table:formula="of:=MIN([.C4];[.C5])" office:value-type="float" office:value="55">
            <text:p>55,0</text:p>
          </table:table-cell>
          <table:table-cell table:style-name="ce11" table:formula="of:=[.$D$4]" office:value-type="float" office:value="13000">
            <text:p>13000</text:p>
          </table:table-cell>
          <table:table-cell table:formula="of:=[.D12]*16" office:value-type="float" office:value="880">
            <text:p>880,0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f:=[.$B$12]+([.A13]/[.$A$19])*[.$A$12]" office:value-type="float" office:value="2494.7619047619">
            <text:p>2495</text:p>
          </table:table-cell>
          <table:table-cell table:formula="of:=[.B13]/7250*80" office:value-type="float" office:value="27.5284072249589">
            <text:p>28</text:p>
          </table:table-cell>
          <table:table-cell table:formula="of:=[.E13]/[.B13]*[.$B$7]" office:value-type="float" office:value="49.7606025547861">
            <text:p>49,8</text:p>
          </table:table-cell>
          <table:table-cell table:formula="of:=[.$D$4]" office:value-type="float" office:value="13000">
            <text:p>13000</text:p>
          </table:table-cell>
          <table:table-cell table:formula="of:=[.D13]*16" office:value-type="float" office:value="796.169640876578">
            <text:p>796,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formula="of:=[.$B$12]+([.A14]/[.$A$19])*[.$A$12]" office:value-type="float" office:value="2732.52380952381">
            <text:p>2733</text:p>
          </table:table-cell>
          <table:table-cell table:formula="of:=[.B14]/7250*80" office:value-type="float" office:value="30.151986863711">
            <text:p>30</text:p>
          </table:table-cell>
          <table:table-cell table:formula="of:=[.E14]/[.B14]*[.$B$7]" office:value-type="float" office:value="45.4308413266167">
            <text:p>45,4</text:p>
          </table:table-cell>
          <table:table-cell table:formula="of:=[.$D$4]" office:value-type="float" office:value="13000">
            <text:p>13000</text:p>
          </table:table-cell>
          <table:table-cell table:formula="of:=[.D14]*16" office:value-type="float" office:value="726.893461225867">
            <text:p>726,9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formula="of:=[.$B$12]+([.A15]/[.$A$19])*[.$A$12]" office:value-type="float" office:value="2970.28571428571">
            <text:p>2970</text:p>
          </table:table-cell>
          <table:table-cell table:formula="of:=[.B15]/7250*80" office:value-type="float" office:value="32.775566502463">
            <text:p>33</text:p>
          </table:table-cell>
          <table:table-cell table:formula="of:=[.E15]/[.B15]*[.$B$7]" office:value-type="float" office:value="41.7942472721118">
            <text:p>41,8</text:p>
          </table:table-cell>
          <table:table-cell table:formula="of:=[.$D$4]" office:value-type="float" office:value="13000">
            <text:p>13000</text:p>
          </table:table-cell>
          <table:table-cell table:formula="of:=[.D15]*16" office:value-type="float" office:value="668.707956353789">
            <text:p>668,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formula="of:=[.$B$12]+([.A16]/[.$A$19])*[.$A$12]" office:value-type="float" office:value="3445.80952380952">
            <text:p>3446</text:p>
          </table:table-cell>
          <table:table-cell table:formula="of:=[.B16]/7250*80" office:value-type="float" office:value="38.0227257799672">
            <text:p>38</text:p>
          </table:table-cell>
          <table:table-cell table:formula="of:=[.E16]/[.B16]*[.$B$7]" office:value-type="float" office:value="36.0266157354032">
            <text:p>36,0</text:p>
          </table:table-cell>
          <table:table-cell table:formula="of:=[.$D$4]" office:value-type="float" office:value="13000">
            <text:p>13000</text:p>
          </table:table-cell>
          <table:table-cell table:formula="of:=[.D16]*16" office:value-type="float" office:value="576.425851766451">
            <text:p>576,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f:=[.$B$12]+([.A17]/[.$A$19])*[.$A$12]" office:value-type="float" office:value="4159.09523809524">
            <text:p>4159</text:p>
          </table:table-cell>
          <table:table-cell table:formula="of:=[.B17]/7250*80" office:value-type="float" office:value="45.8934646962233">
            <text:p>46</text:p>
          </table:table-cell>
          <table:table-cell table:formula="of:=[.E17]/[.B17]*[.$B$7]" office:value-type="float" office:value="29.8480435058592">
            <text:p>29,8</text:p>
          </table:table-cell>
          <table:table-cell table:formula="of:=[.$D$4]" office:value-type="float" office:value="13000">
            <text:p>13000</text:p>
          </table:table-cell>
          <table:table-cell table:formula="of:=[.D17]*16" office:value-type="float" office:value="477.568696093747">
            <text:p>477,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formula="of:=[.$B$12]+([.A18]/[.$A$19])*[.$A$12]" office:value-type="float" office:value="5347.90476190476">
            <text:p>5348</text:p>
          </table:table-cell>
          <table:table-cell table:formula="of:=[.B18]/7250*80" office:value-type="float" office:value="59.0113628899836">
            <text:p>59</text:p>
          </table:table-cell>
          <table:table-cell table:formula="of:=[.E18]/[.B18]*[.$B$7]" office:value-type="float" office:value="23.2129892244871">
            <text:p>23,2</text:p>
          </table:table-cell>
          <table:table-cell table:formula="of:=[.$D$4]" office:value-type="float" office:value="13000">
            <text:p>13000</text:p>
          </table:table-cell>
          <table:table-cell table:formula="of:=[.D18]*16" office:value-type="float" office:value="371.407827591793">
            <text:p>371,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1" table:formula="of:=MIN([.B4];[.B5])" office:value-type="float" office:value="7250">
            <text:p>7250</text:p>
          </table:table-cell>
          <table:table-cell table:formula="of:=[.B19]/7250*80" office:value-type="float" office:value="80">
            <text:p>80</text:p>
          </table:table-cell>
          <table:table-cell table:formula="of:=[.E19]/[.B19]*[.$B$7]" office:value-type="float" office:value="17.1228766360936">
            <text:p>17,1</text:p>
          </table:table-cell>
          <table:table-cell table:formula="of:=[.$D$4]" office:value-type="float" office:value="13000">
            <text:p>13000</text:p>
          </table:table-cell>
          <table:table-cell table:formula="of:=[.D19]*16" office:value-type="float" office:value="273.966026177497">
            <text:p>274,0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9"/>
        </table:table-row>
        <table:table-row table:style-name="ro2">
          <table:table-cell table:style-name="ce3" office:value-type="string">
            <text:p>Original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5" office:value-type="string">
            <text:p>RPM</text:p>
          </table:table-cell>
          <table:table-cell table:style-name="ce17" office:value-type="string">
            <text:p>kph</text:p>
          </table:table-cell>
          <table:table-cell table:style-name="ce20" office:value-type="string">
            <text:p>Torqu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Trq_int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formula="of:=[.B23]/7250*80" office:value-type="float" office:value="0">
            <text:p>0</text:p>
          </table:table-cell>
          <table:table-cell table:formula="of:=[.F23]/16" office:value-type="float" office:value="55">
            <text:p>55,0</text:p>
          </table:table-cell>
          <table:table-cell table:formula="of:=[.B23]*[.D23]/[.$B$7]" office:value-type="float" office:value="0">
            <text:p>0</text:p>
          </table:table-cell>
          <table:table-cell table:style-name="ce13" office:value-type="float" office:value="880">
            <text:p>880</text:p>
          </table:table-cell>
          <table:table-cell table:number-columns-repeated="9"/>
        </table:table-row>
        <table:table-row table:style-name="ro1">
          <table:table-cell/>
          <table:table-cell table:style-name="ce12" office:value-type="float" office:value="2115">
            <text:p>2115</text:p>
          </table:table-cell>
          <table:table-cell table:formula="of:=[.B24]/7250*80" office:value-type="float" office:value="23.3379310344828">
            <text:p>23</text:p>
          </table:table-cell>
          <table:table-cell table:formula="of:=[.F24]/16" office:value-type="float" office:value="55">
            <text:p>55,0</text:p>
          </table:table-cell>
          <table:table-cell table:formula="of:=[.B24]*[.D24]/[.$B$7]" office:value-type="float" office:value="12181.5255142944">
            <text:p>12182</text:p>
          </table:table-cell>
          <table:table-cell table:style-name="ce13" office:value-type="float" office:value="880">
            <text:p>880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2700">
            <text:p>2700</text:p>
          </table:table-cell>
          <table:table-cell table:formula="of:=[.B25]/7250*80" office:value-type="float" office:value="29.7931034482759">
            <text:p>30</text:p>
          </table:table-cell>
          <table:table-cell table:formula="of:=[.F25]/16" office:value-type="float" office:value="41.1875">
            <text:p>41,2</text:p>
          </table:table-cell>
          <table:table-cell table:formula="of:=[.B25]*[.D25]/[.$B$7]" office:value-type="float" office:value="11645.4912677757">
            <text:p>11645</text:p>
          </table:table-cell>
          <table:table-cell table:style-name="ce13" office:value-type="float" office:value="659">
            <text:p>659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3000">
            <text:p>3000</text:p>
          </table:table-cell>
          <table:table-cell table:formula="of:=[.B26]/7250*80" office:value-type="float" office:value="33.1034482758621">
            <text:p>33</text:p>
          </table:table-cell>
          <table:table-cell table:formula="of:=[.F26]/16" office:value-type="float" office:value="38">
            <text:p>38,0</text:p>
          </table:table-cell>
          <table:table-cell table:formula="of:=[.B26]*[.D26]/[.$B$7]" office:value-type="float" office:value="11938.0520836412">
            <text:p>11938</text:p>
          </table:table-cell>
          <table:table-cell table:style-name="ce13" office:value-type="float" office:value="608">
            <text:p>608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3500">
            <text:p>3500</text:p>
          </table:table-cell>
          <table:table-cell table:formula="of:=[.B27]/7250*80" office:value-type="float" office:value="38.6206896551724">
            <text:p>39</text:p>
          </table:table-cell>
          <table:table-cell table:formula="of:=[.F27]/16" office:value-type="float" office:value="32.25">
            <text:p>32,3</text:p>
          </table:table-cell>
          <table:table-cell table:formula="of:=[.B27]*[.D27]/[.$B$7]" office:value-type="float" office:value="11820.2423591316">
            <text:p>11820</text:p>
          </table:table-cell>
          <table:table-cell table:style-name="ce13" office:value-type="float" office:value="516">
            <text:p>51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4500">
            <text:p>4500</text:p>
          </table:table-cell>
          <table:table-cell table:formula="of:=[.B28]/7250*80" office:value-type="float" office:value="49.6551724137931">
            <text:p>50</text:p>
          </table:table-cell>
          <table:table-cell table:formula="of:=[.F28]/16" office:value-type="float" office:value="26.3125">
            <text:p>26,3</text:p>
          </table:table-cell>
          <table:table-cell table:formula="of:=[.B28]*[.D28]/[.$B$7]" office:value-type="float" office:value="12399.4735046372">
            <text:p>12399</text:p>
          </table:table-cell>
          <table:table-cell table:style-name="ce13" office:value-type="float" office:value="421">
            <text:p>421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 office:value-type="float" office:value="5500">
            <text:p>5500</text:p>
          </table:table-cell>
          <table:table-cell table:formula="of:=[.B29]/7250*80" office:value-type="float" office:value="60.6896551724138">
            <text:p>61</text:p>
          </table:table-cell>
          <table:table-cell table:formula="of:=[.F29]/16" office:value-type="float" office:value="22.5">
            <text:p>22,5</text:p>
          </table:table-cell>
          <table:table-cell table:formula="of:=[.B29]*[.D29]/[.$B$7]" office:value-type="float" office:value="12959.0696960579">
            <text:p>12959</text:p>
          </table:table-cell>
          <table:table-cell table:style-name="ce13" office:value-type="float" office:value="360">
            <text:p>360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 office:value-type="float" office:value="6500">
            <text:p>6500</text:p>
          </table:table-cell>
          <table:table-cell table:formula="of:=[.B30]/7250*80" office:value-type="float" office:value="71.7241379310345">
            <text:p>72</text:p>
          </table:table-cell>
          <table:table-cell table:formula="of:=[.F30]/16" office:value-type="float" office:value="19.1875">
            <text:p>19,2</text:p>
          </table:table-cell>
          <table:table-cell table:formula="of:=[.B30]*[.D30]/[.$B$7]" office:value-type="float" office:value="13060.5169588301">
            <text:p>13061</text:p>
          </table:table-cell>
          <table:table-cell table:style-name="ce13" office:value-type="float" office:value="307">
            <text:p>307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7250">
            <text:p>7250</text:p>
          </table:table-cell>
          <table:table-cell table:formula="of:=[.B31]/7250*80" office:value-type="float" office:value="80">
            <text:p>80</text:p>
          </table:table-cell>
          <table:table-cell table:formula="of:=[.F31]/16" office:value-type="float" office:value="17.0625">
            <text:p>17,1</text:p>
          </table:table-cell>
          <table:table-cell table:formula="of:=[.B31]*[.D31]/[.$B$7]" office:value-type="float" office:value="12954.1609575367">
            <text:p>12954</text:p>
          </table:table-cell>
          <table:table-cell table:style-name="ce13" office:value-type="float" office:value="273">
            <text:p>273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number-style style:name="N196P0" style:volatile="true">
      <number:text>£</number:text>
      <number:number number:decimal-places="0" number:min-integer-digits="1" number:grouping="true"/>
    </number:number-style>
    <number:number-style style:name="N196">
      <number:text>-£</number:text>
      <number:number number: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number:min-integer-digits="1" number:grouping="true"/>
    </number:number-style>
    <number:number-style style:name="N197">
      <style:text-properties fo:color="#ff0000"/>
      <number:text>-£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£</number:text>
      <number:number number:decimal-places="2" number:min-integer-digits="1" number:grouping="true"/>
    </number:number-style>
    <number:number-style style:name="N198">
      <number:text>-£</number:text>
      <number:number number:decimal-places="2" number:min-integer-digits="1" number:grouping="true"/>
      <style:map style:condition="value()&gt;=0" style:apply-style-name="N198P0"/>
    </number:number-style>
    <number:number-style style:name="N199P0" style:volatile="true">
      <number:text>£</number:text>
      <number:number number:decimal-places="2" number:min-integer-digits="1" number:grouping="true"/>
    </number:number-style>
    <number:number-style style:name="N199">
      <style:text-properties fo:color="#ff0000"/>
      <number:text>-£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 </number:text>
      <number:number number:decimal-places="0" number:min-integer-digits="1" number:grouping="true"/>
      <number:text> </number:text>
    </number:number-style>
    <number:number-style style:name="N200P1" style:volatile="true">
      <number:text>-</number:text>
      <number:number number:decimal-places="0" number:min-integer-digits="1" number:grouping="true"/>
      <number:text> </number:text>
    </number:number-style>
    <number:number-style style:name="N200P2" style:volatile="true">
      <number:text> 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£</number:text>
      <number:number number:decimal-places="0" number:min-integer-digits="1" number:grouping="true"/>
      <number:text> </number:text>
    </number:number-style>
    <number:number-style style:name="N201P1" style:volatile="true">
      <number:text>-£</number:text>
      <number:number number:decimal-places="0" number:min-integer-digits="1" number:grouping="true"/>
      <number:text> </number:text>
    </number:number-style>
    <number:number-style style:name="N201P2" style:volatile="true">
      <number:text> £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2" number:min-integer-digits="1" number:grouping="true"/>
      <number:text> </number:text>
    </number:number-style>
    <number:number-style style:name="N202P1" style:volatile="true">
      <number:text>-</number:text>
      <number:number number:decimal-places="2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£</number:text>
      <number:number number:decimal-places="2" number:min-integer-digits="1" number:grouping="true"/>
      <number:text> </number:text>
    </number:number-style>
    <number:number-style style:name="N203P1" style:volatile="true">
      <number:text>-£</number:text>
      <number:number number:decimal-places="2" number:min-integer-digits="1" number:grouping="true"/>
      <number:text> </number:text>
    </number:number-style>
    <number:number-style style:name="N203P2" style:volatile="true">
      <number:text> £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scientific-number number:decimal-places="1" number:min-integer-digits="3" number:min-exponent-digits="1"/>
    </number:number-style>
    <number:number-style style:name="N205P0" style:volatile="true">
      <number:text>$</number:text>
      <number:number number:decimal-places="0" number:min-integer-digits="1" number:grouping="true"/>
      <number:text> </number:text>
    </number:number-style>
    <number:number-style style:name="N205">
      <number:text>($</number:text>
      <number:number number:decimal-places="0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$</number:text>
      <number:number number:decimal-places="0" number:min-integer-digits="1" number:grouping="true"/>
      <number:text> </number:text>
    </number:number-style>
    <number:number-style style:name="N20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text>$</number:text>
      <number:number number:decimal-places="2" number:min-integer-digits="1" number:grouping="true"/>
      <number:text> </number:text>
    </number:number-style>
    <number:number-style style:name="N207">
      <number:text>($</number:text>
      <number:number number:decimal-places="2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2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 $</number:text>
      <number:number number:decimal-places="0" number:min-integer-digits="1" number:grouping="true"/>
      <number:text> </number:text>
    </number:number-style>
    <number:number-style style:name="N209P1" style:volatile="true">
      <number:text> $(</number:text>
      <number:number number:decimal-places="0" number:min-integer-digits="1" number:grouping="true"/>
      <number:text>)</number:text>
    </number:number-style>
    <number:number-style style:name="N209P2" style:volatile="true">
      <number:text> $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0" number:min-integer-digits="1" number:grouping="true"/>
      <number:text> </number:text>
    </number:number-style>
    <number:number-style style:name="N210P1" style:volatile="true">
      <number:text> (</number:text>
      <number:number number:decimal-places="0" number:min-integer-digits="1" number:grouping="true"/>
      <number:text>)</number:text>
    </number:number-style>
    <number:number-style style:name="N210P2" style:volatile="true">
      <number:text> -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$</number:text>
      <number:number number:decimal-places="2" number:min-integer-digits="1" number:grouping="true"/>
      <number:text> </number:text>
    </number:number-style>
    <number:number-style style:name="N211P1" style:volatile="true">
      <number:text> $(</number:text>
      <number:number number:decimal-places="2" number:min-integer-digits="1" number:grouping="true"/>
      <number:text>)</number:text>
    </number:number-style>
    <number:number-style style:name="N211P2" style:volatile="true">
      <number:text> $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2" number:min-integer-digits="1" number:grouping="true"/>
      <number:text> </number:text>
    </number:number-style>
    <number:number-style style:name="N212P1" style:volatile="true">
      <number:text> (</number:text>
      <number:number number:decimal-places="2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number number:decimal-places="0" number:min-integer-digits="1" number:grouping="true"/>
      <number:text> €</number:text>
    </number:number-style>
    <number:number-style style:name="N213">
      <number:text>-</number:text>
      <number:number number:decimal-places="0" number:min-integer-digits="1" number:grouping="true"/>
      <number:text> €</number:text>
      <style:map style:condition="value()&gt;=0" style:apply-style-name="N213P0"/>
    </number:number-style>
    <number:number-style style:name="N214P0" style:volatile="true">
      <number:number number:decimal-places="0" number:min-integer-digits="1" number:grouping="true"/>
      <number:text> €</number:text>
    </number:number-style>
    <number:number-style style:name="N2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14P0"/>
    </number:number-style>
    <number:number-style style:name="N215P0" style:volatile="true">
      <number:number number:decimal-places="2" number:min-integer-digits="1" number:grouping="true"/>
      <number:text> €</number:text>
    </number:number-style>
    <number:number-style style:name="N215">
      <number:text>-</number:text>
      <number:number number:decimal-places="2" number:min-integer-digits="1" number:grouping="true"/>
      <number:text> €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€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6P0"/>
    </number:number-style>
    <number:number-style style:name="N217P0" style:volatile="true">
      <number:text> </number:text>
      <number:number number:decimal-places="0" number:min-integer-digits="1" number:grouping="true"/>
      <number:text> € </number:text>
    </number:number-style>
    <number:number-style style:name="N217P1" style:volatile="true">
      <number:text>-</number:text>
      <number:number number:decimal-places="0" number:min-integer-digits="1" number:grouping="true"/>
      <number:text> € </number:text>
    </number:number-style>
    <number:number-style style:name="N217P2" style:volatile="true">
      <number:text> - €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 </number:text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Vrai</number:text>
    </number:number-style>
    <number:number-style style:name="N221P1" style:volatile="true">
      <number:text>Vrai</number:text>
    </number:number-style>
    <number:number-style style:name="N221">
      <number:text>Faux</number:text>
      <style:map style:condition="value()&gt;0" style:apply-style-name="N221P0"/>
      <style:map style:condition="value()&lt;0" style:apply-style-name="N221P1"/>
    </number:number-style>
    <number:number-style style:name="N222P0" style:volatile="true">
      <number:text>Actif</number:text>
    </number:number-style>
    <number:number-style style:name="N222P1" style:volatile="true">
      <number:text>Actif</number:text>
    </number:number-style>
    <number:number-style style:name="N222">
      <number:text>Inactif</number:text>
      <style:map style:condition="value()&gt;0" style:apply-style-name="N222P0"/>
      <style:map style:condition="value()&lt;0" style:apply-style-name="N222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integer-digits="1" number:grouping="true"/>
      <number:text>   </number:text>
    </number:number-style>
    <number:number-style style:name="N1012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integer-digits="1" number:grouping="true"/>
      <number:text>   </number:text>
    </number:number-style>
    <number:number-style style:name="N1012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0" number:min-integer-digits="1" number:grouping="true"/>
      <number:text> €</number:text>
    </number:number-style>
    <number:number-style style:name="N1012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number:min-integer-digits="1" number:grouping="true"/>
      <number:text> €</number:text>
    </number:number-style>
    <number:number-style style:name="N1012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integer-digits="1" number:grouping="true"/>
      <number:text> €</number:text>
    </number:number-style>
    <number:number-style style:name="N1013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2" number:min-integer-digits="1" number:grouping="true"/>
      <number:text> €</number:text>
    </number:number-style>
    <number:number-style style:name="N1013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.00.0000</text:date>, <text:time style:data-style-name="N2" text:time-value="0000-00-00T15:59: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4-01-02T17:42:03</dc:date>
    <dc:creator>Michael Balzer</dc:creator>
    <meta:editing-duration>PT7H20M48S</meta:editing-duration>
    <meta:editing-cycles>21</meta:editing-cycles>
    <meta:generator>LibreOffice/3.6$Linux_X86_64 LibreOffice_project/360m1$Build-304</meta:generator>
    <meta:document-statistic meta:table-count="1" meta:cell-count="12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maximum="7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5.758cm" svg:y="0.468cm" style:legend-expansion="wide" chart:style-name="ch2"/>
        <chart:plot-area chart:style-name="ch3" table:cell-range-address="Powermap.B23:Powermap.B31 Powermap.A21:Powermap.A21 Powermap.D23:Powermap.D31 Powermap.A9:Powermap.A9 Powermap.D11:Powermap.D19" chart:data-source-has-labels="row" svg:x="0.565cm" svg:y="1.214cm" svg:width="18.494cm" svg:height="10.663cm">
          <chartooo:coordinate-region svg:x="1.477cm" svg:y="1.214cm" svg:width="17.117cm" svg:height="10.016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.D23:Powermap.D31" chart:label-cell-address="Powermap.A21:Powermap.A21" chart:class="chart:scatter">
            <chart:domain table:cell-range-address="Powermap.B23:Powermap.B31"/>
            <chart:data-point chart:repeated="9"/>
          </chart:series>
          <chart:series chart:style-name="ch9" chart:values-cell-range-address="Powermap.D11:Powermap.D19" chart:label-cell-address="Powermap.A9:Powermap.A9" chart:class="chart:scatter">
            <chart:domain table:cell-range-address="Powermap.B11:Powermap.B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Original</text:p>
                <draw:g>
                  <svg:desc>Powermap.A21:Powermap.A21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SPEED 80 TORQUE 78 100</text:p>
                <draw:g>
                  <svg:desc>Powermap.A9:Powermap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.B23:Powermap.B31</svg:desc>
                </draw:g>
              </table:table-cell>
              <table:table-cell office:value-type="float" office:value="55">
                <text:p>55</text:p>
                <draw:g>
                  <svg:desc>Powermap.D23:Powermap.D31</svg:desc>
                </draw:g>
              </table:table-cell>
              <table:table-cell office:value-type="float" office:value="0">
                <text:p>0</text:p>
                <draw:g>
                  <svg:desc>Powermap.B11:Powermap.B19</svg:desc>
                </draw:g>
              </table:table-cell>
              <table:table-cell office:value-type="float" office:value="55">
                <text:p>55</text:p>
                <draw:g>
                  <svg:desc>Powermap.D11:Powermap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5">
                <text:p>2115</text:p>
              </table:table-cell>
              <table:table-cell office:value-type="float" office:value="55">
                <text:p>55</text:p>
              </table:table-cell>
              <table:table-cell office:value-type="float" office:value="2257">
                <text:p>22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0">
                <text:p>2700</text:p>
              </table:table-cell>
              <table:table-cell office:value-type="float" office:value="41.1875">
                <text:p>41.1875</text:p>
              </table:table-cell>
              <table:table-cell office:value-type="float" office:value="2494.7619047619">
                <text:p>2494.7619047619</text:p>
              </table:table-cell>
              <table:table-cell office:value-type="float" office:value="49.7606025547861">
                <text:p>49.7606025547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8">
                <text:p>38</text:p>
              </table:table-cell>
              <table:table-cell office:value-type="float" office:value="2732.52380952381">
                <text:p>2732.52380952381</text:p>
              </table:table-cell>
              <table:table-cell office:value-type="float" office:value="45.4308413266167">
                <text:p>45.430841326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">
                <text:p>3500</text:p>
              </table:table-cell>
              <table:table-cell office:value-type="float" office:value="32.25">
                <text:p>32.25</text:p>
              </table:table-cell>
              <table:table-cell office:value-type="float" office:value="2970.28571428571">
                <text:p>2970.28571428571</text:p>
              </table:table-cell>
              <table:table-cell office:value-type="float" office:value="41.7942472721118">
                <text:p>41.7942472721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">
                <text:p>4500</text:p>
              </table:table-cell>
              <table:table-cell office:value-type="float" office:value="26.3125">
                <text:p>26.3125</text:p>
              </table:table-cell>
              <table:table-cell office:value-type="float" office:value="3445.80952380952">
                <text:p>3445.80952380952</text:p>
              </table:table-cell>
              <table:table-cell office:value-type="float" office:value="36.0266157354032">
                <text:p>36.0266157354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">
                <text:p>5500</text:p>
              </table:table-cell>
              <table:table-cell office:value-type="float" office:value="22.5">
                <text:p>22.5</text:p>
              </table:table-cell>
              <table:table-cell office:value-type="float" office:value="4159.09523809524">
                <text:p>4159.09523809524</text:p>
              </table:table-cell>
              <table:table-cell office:value-type="float" office:value="29.8480435058592">
                <text:p>29.8480435058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0">
                <text:p>6500</text:p>
              </table:table-cell>
              <table:table-cell office:value-type="float" office:value="19.1875">
                <text:p>19.1875</text:p>
              </table:table-cell>
              <table:table-cell office:value-type="float" office:value="5347.90476190476">
                <text:p>5347.90476190476</text:p>
              </table:table-cell>
              <table:table-cell office:value-type="float" office:value="23.2129892244871">
                <text:p>23.2129892244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50">
                <text:p>7250</text:p>
              </table:table-cell>
              <table:table-cell office:value-type="float" office:value="17.0625">
                <text:p>17.0625</text:p>
              </table:table-cell>
              <table:table-cell office:value-type="float" office:value="7250">
                <text:p>7250</text:p>
              </table:table-cell>
              <table:table-cell office:value-type="float" office:value="17.1228766360936">
                <text:p>17.1228766360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